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tyle="italic" officeooo:paragraph-rsid="0006a17c" style:font-style-asian="italic" style:font-style-complex="italic"/>
    </style:style>
    <style:style style:name="P6" style:family="paragraph" style:parent-style-name="Default_20_Text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officeooo:rsid="0011ef92" officeooo:paragraph-rsid="0006a17c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4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Default_20_Text">
      <style:text-properties fo:font-size="10pt" officeooo:paragraph-rsid="0006a17c" style:font-size-asian="10pt" style:font-size-complex="10pt"/>
    </style:style>
    <style:style style:name="P17" style:family="paragraph" style:parent-style-name="Table_20_Heading">
      <style:text-properties fo:color="#99284c" style:font-name="Times New Roman" style:font-size-asian="10pt" style:font-size-complex="10pt"/>
    </style:style>
    <style:style style:name="P18" style:family="paragraph" style:parent-style-name="Table_20_Contents">
      <style:text-properties style:font-name="Times New Roman" style:font-size-asian="10pt" style:font-size-complex="10pt"/>
    </style:style>
    <style:style style:name="P19" style:family="paragraph" style:parent-style-name="Standard">
      <style:text-properties style:font-name="Times New Roman" fo:font-size="10pt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06a17c" style:font-size-asian="10pt" style:font-size-complex="10pt"/>
    </style:style>
    <style:style style:name="P21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Default_20_Text"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/>
    </style:style>
    <style:style style:name="T2" style:family="text">
      <style:text-properties officeooo:rsid="0006a1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2">SHIPMENT</text:span></text:p>
      <text:p text:style-name="P3"/>
      <text:p text:style-name="P15">This is an ODT template document used to generate personalized documents for your customers or suppliers.</text:p>
      <text:p text:style-name="P15"/>
      <text:p text:style-name="P21">My information:</text:p>
      <text:p text:style-name="P4">This is a list of tags that will be replaced with your informations:</text:p>
      <text:p text:style-name="P6">mycompany_logo = {mycompany_logo}</text:p>
      <text:p text:style-name="P6">mycompany_name = {mycompany_name}</text:p>
      <text:p text:style-name="P6">mycompany_address = {mycompany_address}</text:p>
      <text:p text:style-name="P6">mycompany_zip = {mycompany_zip}</text:p>
      <text:p text:style-name="P6">mycompany_town = {mycompany_town}</text:p>
      <text:p text:style-name="P6">mycompany_country = {mycompany_country}</text:p>
      <text:p text:style-name="P19">mycompany_country_code = {mycompany_country_code}</text:p>
      <text:p text:style-name="P19">mycompany_state = {mycompany_state}</text:p>
      <text:p text:style-name="P19">mycompany_state_code = {mycompany_state_code}</text:p>
      <text:p text:style-name="P6">mycompany_phone = {mycompany_phone}</text:p>
      <text:p text:style-name="P6">mycompany_fax = {mycompany_fax}</text:p>
      <text:p text:style-name="P6">mycompany_email = {mycompany_email}</text:p>
      <text:p text:style-name="P6">mycompany_web = {mycompany_web}</text:p>
      <text:p text:style-name="P6">mycompany_barcode = {mycompany_barcode}</text:p>
      <text:p text:style-name="P6">mycompany_capital= {mycompany_capital}</text:p>
      <text:p text:style-name="P6">mycompany_juridicalstatus= {mycompany_juridicalstatus}</text:p>
      <text:p text:style-name="P6">mycompany_idprof1 = {mycompany_idprof1}</text:p>
      <text:p text:style-name="P6">mycompany_idprof2 = {mycompany_idprof2}</text:p>
      <text:p text:style-name="P6">mycompany_idprof3 = {mycompany_idprof3}</text:p>
      <text:p text:style-name="P6">mycompany_idprof4 = {mycompany_idprof4}</text:p>
      <text:p text:style-name="P19">mycompany_idprof5 = {mycompany_idprof5}</text:p>
      <text:p text:style-name="P19">mycompany_idprof6 = {mycompany_idprof6}</text:p>
      <text:p text:style-name="P6">mycompany_vatnumber = {mycompany_vatnumber}</text:p>
      <text:p text:style-name="P6">mycompany_note = {mycompany_note}</text:p>
      <text:p text:style-name="P6">...</text:p>
      <text:p text:style-name="P7"/>
      <text:p text:style-name="P8">Customers, prospects or suppliers information:</text:p>
      <text:p text:style-name="P4">This is a list of other tags that will be replaced with correct values (tags between {}) :</text:p>
      <text:p text:style-name="P6">company_name = {company_name}</text:p>
      <text:p text:style-name="P6">company_address = {company_address}</text:p>
      <text:p text:style-name="P6">company_zip = {company_zip}</text:p>
      <text:p text:style-name="P6">company_town = {company_town}</text:p>
      <text:p text:style-name="P6">company_country = {company_country}</text:p>
      <text:p text:style-name="P19">company_country_code = {company_country_code}</text:p>
      <text:p text:style-name="P19">company_state = {company_state}</text:p>
      <text:p text:style-name="P19">company_state_code = {company_state_code}</text:p>
      <text:p text:style-name="P6">company_phone = {company_phone}</text:p>
      <text:p text:style-name="P6">company_fax = {company_fax}</text:p>
      <text:p text:style-name="P6">company_email = {company_email}</text:p>
      <text:p text:style-name="P6">company_web = {company_web}</text:p>
      <text:p text:style-name="P6">company_barcode = {company_barcode}</text:p>
      <text:p text:style-name="P6">company_customercode = {company_customercode}</text:p>
      <text:p text:style-name="P6">company_suppliercode = {company_suppliercode}</text:p>
      <text:p text:style-name="P6">company_capital = {company_capital}</text:p>
      <text:p text:style-name="P6">company_juridicalstatus = {company_juridicalstatus}</text:p>
      <text:p text:style-name="P6">company_idprof1 = {company_idprof1}</text:p>
      <text:p text:style-name="P6">company_idprof2 = {company_idprof2}</text:p>
      <text:p text:style-name="P6">company_idprof3 = {company_idprof3}</text:p>
      <text:p text:style-name="P6">company_idprof4 = {company_idprof4}</text:p>
      <text:p text:style-name="P19">company_idprof5 = {company_idprof5}</text:p>
      <text:p text:style-name="P19">company_idprof6 = {company_idprof6}</text:p>
      <text:p text:style-name="P6">company_vatnumber = {company_vatnumber}</text:p>
      <text:p text:style-name="P7">company_note = {company_note}</text:p>
      <text:p text:style-name="P7">…</text:p>
      <text:p text:style-name="P3"><text:soft-page-break/></text:p>
      <text:p text:style-name="P9">Contact Shipping</text:p>
      <text:p text:style-name="P5">This is a list of other tags that will be replaced with correct values (tags between {}) :</text:p>
      <text:p text:style-name="P16">contact_fullname = {contact_fullname}</text:p>
      <text:p text:style-name="P16">contact_lastname = {contact_lastname}</text:p>
      <text:p text:style-name="P16">contact_firstname = {contact_firstname}</text:p>
      <text:p text:style-name="P16">contact_address = {contact_address}</text:p>
      <text:p text:style-name="P16">contact_zip = {contact_zip}</text:p>
      <text:p text:style-name="P16">contact_town = {contact_town}</text:p>
      <text:p text:style-name="P16">contact_country = {contact_country}</text:p>
      <text:p text:style-name="P20">contact_country_code = {contact_country_code}</text:p>
      <text:p text:style-name="P3"/>
      <text:p text:style-name="P8">User information:</text:p>
      <text:p text:style-name="P11">myuser_lastname = {myuser_lastname}</text:p>
      <text:p text:style-name="P11">myuser_firstname = {myuser_firstname}</text:p>
      <text:p text:style-name="P11">myuser_login = {myuser_login}</text:p>
      <text:p text:style-name="P11">myuser_email = {myuser_email}</text:p>
      <text:p text:style-name="P12">...</text:p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6">object_id = {object_id}</text:p>
      <text:p text:style-name="P6">object_ref = {object_ref}</text:p>
      <text:p text:style-name="P6">object_ref_customer = {object_ref_customer}</text:p>
      <text:p text:style-name="P6">object_date = {object_date}</text:p>
      <text:p text:style-name="P6">object_date_delivery = {object_date_delivery} </text:p>
      <text:p text:style-name="P6">object_date_creation = {object_date_creation}</text:p>
      <text:p text:style-name="P6">object_date_validation = {object_date_validation}</text:p>
      <text:p text:style-name="P6">object_date_close = {object_date_close}</text:p>
      <text:p text:style-name="P6">object_total_ht = {object_total_ht}</text:p>
      <text:p text:style-name="P6">object_total_vat = {object_total_vat}</text:p>
      <text:p text:style-name="P6">object_total_ttc = {object_total_ttc}</text:p>
      <text:p text:style-name="P6">object_payment_mode = {object_payment_mode}</text:p>
      <text:p text:style-name="P6">object_payment_term = {object_payment_term}</text:p>
      <text:p text:style-name="P6">object_note_private = {object_note_private}</text:p>
      <text:p text:style-name="P6">object_note = {object_note}</text:p>
      <text:p text:style-name="P6">free_text = {free_text}</text:p>
      <text:p text:style-name="P7">...</text:p>
      <text:p text:style-name="P4"/>
      <text:p text:style-name="P10">Lines of object:</text:p>
      <text:p text:style-name="P4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{line_fulldesc}</text:p>
      <text:p text:style-name="P6"><text:tab/>{line_vatrate}</text:p>
      <text:p text:style-name="P6"><text:tab/>{line_up}</text:p>
      <text:p text:style-name="P6"><text:tab/>{line_qty}</text:p>
      <text:p text:style-name="P6"><text:tab/>{line_discount_percent}</text:p>
      <text:p text:style-name="P6"><text:tab/>{line_price_ht}</text:p>
      <text:p text:style-name="P6"><text:tab/>{line_price_vat}</text:p>
      <text:p text:style-name="P6"><text:tab/>{line_price_ttc}</text:p>
      <text:p text:style-name="P13">[!-- END row.lines --]</text:p>
      <text:p text:style-name="P4"/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7">__Description__</text:p>
            </table:table-cell>
            <table:table-cell table:style-name="Tableau1.A1" office:value-type="string">
              <text:p text:style-name="P17">__VatRate__</text:p>
            </table:table-cell>
            <table:table-cell table:style-name="Tableau1.A1" office:value-type="string">
              <text:p text:style-name="P17">__UP__</text:p>
            </table:table-cell>
            <table:table-cell table:style-name="Tableau1.A1" office:value-type="string">
              <text:p text:style-name="P17">__Qty__</text:p>
            </table:table-cell>
            <table:table-cell table:style-name="Tableau1.A1" office:value-type="string">
              <text:p text:style-name="P17">__Discount__</text:p>
            </table:table-cell>
            <table:table-cell table:style-name="Tableau1.F1" office:value-type="string">
              <text:p text:style-name="P17">__TotalHT__</text:p>
            </table:table-cell>
          </table:table-row>
        </table:table-header-rows>
        <table:table-row>
          <table:table-cell table:style-name="Tableau1.A2" office:value-type="string">
            <text:p text:style-name="P18">[!-- BEGIN row.lines --]{line_fulldesc}</text:p>
          </table:table-cell>
          <table:table-cell table:style-name="Tableau1.B2" office:value-type="string">
            <text:p text:style-name="P18">{line_vatrate}</text:p>
          </table:table-cell>
          <table:table-cell table:style-name="Tableau1.C2" office:value-type="string">
            <text:p text:style-name="P18">{line_up}</text:p>
          </table:table-cell>
          <table:table-cell table:style-name="Tableau1.D2" office:value-type="string">
            <text:p text:style-name="P18">{line_qty}</text:p>
          </table:table-cell>
          <table:table-cell table:style-name="Tableau1.E2" office:value-type="string">
            <text:p text:style-name="P18">{line_discount_percent}</text:p>
          </table:table-cell>
          <table:table-cell table:style-name="Tableau1.F2" office:value-type="string">
            <text:p text:style-name="P18">{line_price_ht}</text:p>
            <text:p text:style-name="P18">[!-- END row.lines --]</text:p>
          </table:table-cell>
        </table:table-row>
      </table:table>
      <text:p text:style-name="P3"><text:soft-page-break/></text:p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1T16:22:10.941241493</dc:date>
    <meta:editing-duration>PT4H36M34S</meta:editing-duration>
    <meta:editing-cycles>61</meta:editing-cycles>
    <meta:generator>LibreOffice/6.1.3.2$Linux_X86_64 LibreOffice_project/10$Build-2</meta:generator>
    <meta:document-statistic meta:table-count="1" meta:image-count="0" meta:object-count="0" meta:page-count="3" meta:paragraph-count="119" meta:word-count="421" meta:character-count="4098" meta:non-whitespace-character-count="3791"/>
    <meta:user-defined meta:name="Información 1"/>
    <meta:user-defined meta:name="Información 2"/>
    <meta:user-defined meta:name="Información 3"/>
    <meta:user-defined meta:name="Información 4"/>
  </office:meta>
</office:document-meta>
</file>